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91EAE0FC84615028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474in" svg:height="4.7665in" svg:x="10.6697in" svg:y="1.0685in">
            <draw:object draw:notify-on-update-of-ranges="Sheet1.H26:Sheet1.H26 Sheet1.H27:Sheet1.H30 Sheet1.I26:Sheet1.I26 Sheet1.I27:Sheet1.I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 table:number-rows-repeated="7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זמן מחזור</text:p>
          </table:table-cell>
          <table:table-cell office:value-type="string" calcext:value-type="string">
            <text:p>רדיוס</text:p>
          </table:table-cell>
          <table:table-cell office:value-type="string" calcext:value-type="string">
            <text:p>ירח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.74" calcext:value-type="float">
            <text:p>1.74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o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3.56" calcext:value-type="float">
            <text:p>3.56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Europ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.16" calcext:value-type="float">
            <text:p>7.16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Ganymed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6.7" calcext:value-type="float">
            <text:p>16.7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Callisto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3" table:number-rows-spanned="2">
            <text:p>המרת יחידות</text:p>
          </table:table-cell>
          <table:covered-table-cell table:style-name="ce3"/>
          <table:covered-table-cell table:style-name="Default"/>
          <table:table-cell table:number-columns-repeated="4"/>
        </table:table-row>
        <table:table-row table:style-name="ro1">
          <table:table-cell table:number-columns-repeated="7"/>
          <table:covered-table-cell table:style-name="Default"/>
          <table:covered-table-cell table:style-name="ce4"/>
          <table:covered-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זמן מחזור</text:p>
          </table:table-cell>
          <table:table-cell office:value-type="string" calcext:value-type="string">
            <text:p>רדיוס</text:p>
          </table:table-cell>
          <table:table-cell office:value-type="string" calcext:value-type="string">
            <text:p>ירח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ROUND([.H9]/365; 3)" office:value-type="float" office:value="0.005" calcext:value-type="float">
            <text:p>0.005</text:p>
          </table:table-cell>
          <table:table-cell table:formula="of:=ROUND([.I9]/1047; 3)" office:value-type="float" office:value="0.003" calcext:value-type="float">
            <text:p>0.003</text:p>
          </table:table-cell>
          <table:table-cell office:value-type="string" calcext:value-type="string">
            <text:p>Io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ROUND([.H10]/365; 3)" office:value-type="float" office:value="0.01" calcext:value-type="float">
            <text:p>0.01</text:p>
          </table:table-cell>
          <table:table-cell table:formula="of:=ROUND([.I10]/1047; 3)" office:value-type="float" office:value="0.005" calcext:value-type="float">
            <text:p>0.005</text:p>
          </table:table-cell>
          <table:table-cell office:value-type="string" calcext:value-type="string">
            <text:p>Europa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ROUND([.H11]/365; 3)" office:value-type="float" office:value="0.02" calcext:value-type="float">
            <text:p>0.02</text:p>
          </table:table-cell>
          <table:table-cell table:formula="of:=ROUND([.I11]/1047; 3)" office:value-type="float" office:value="0.007" calcext:value-type="float">
            <text:p>0.007</text:p>
          </table:table-cell>
          <table:table-cell office:value-type="string" calcext:value-type="string">
            <text:p>Ganymede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ROUND([.H12]/365; 3)" office:value-type="float" office:value="0.046" calcext:value-type="float">
            <text:p>0.046</text:p>
          </table:table-cell>
          <table:table-cell table:formula="of:=ROUND([.I12]/1047; 3)" office:value-type="float" office:value="0.013" calcext:value-type="float">
            <text:p>0.013</text:p>
          </table:table-cell>
          <table:table-cell office:value-type="string" calcext:value-type="string">
            <text:p>Callisto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3" table:number-rows-spanned="2">
            <text:p>חישוב</text:p>
          </table:table-cell>
          <table:covered-table-cell table:style-name="ce3"/>
          <table:covered-table-cell table:style-name="Default"/>
          <table:table-cell table:number-columns-repeated="4"/>
        </table:table-row>
        <table:table-row table:style-name="ro1">
          <table:table-cell table:number-columns-repeated="7"/>
          <table:covered-table-cell table:number-columns-repeated="3"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ce1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^2</text:p>
          </table:table-cell>
          <table:table-cell office:value-type="string" calcext:value-type="string">
            <text:p>R^3</text:p>
          </table:table-cell>
          <table:table-cell office:value-type="string" calcext:value-type="string">
            <text:p>ירח</text:p>
          </table:table-cell>
          <table:table-cell/>
          <table:table-cell table:style-name="ce1" table:number-columns-repeated="3"/>
        </table:table-row>
        <table:table-row table:style-name="ro1">
          <table:table-cell table:number-columns-repeated="7"/>
          <table:table-cell table:formula="of:=[.H18]^2" office:value-type="float" office:value="0.000025" calcext:value-type="float">
            <text:p>0.000025</text:p>
          </table:table-cell>
          <table:table-cell table:formula="of:=[.I18]^3" office:value-type="float" office:value="0.000000027" calcext:value-type="float">
            <text:p>0.000000027</text:p>
          </table:table-cell>
          <table:table-cell office:value-type="string" calcext:value-type="string">
            <text:p>Io</text:p>
          </table:table-cell>
          <table:table-cell/>
          <table:table-cell table:style-name="ce1" table:number-columns-repeated="3"/>
        </table:table-row>
        <table:table-row table:style-name="ro1">
          <table:table-cell table:number-columns-repeated="7"/>
          <table:table-cell table:formula="of:=[.H19]^2" office:value-type="float" office:value="0.0001" calcext:value-type="float">
            <text:p>0.0001</text:p>
          </table:table-cell>
          <table:table-cell table:formula="of:=[.I19]^3" office:value-type="float" office:value="0.000000125" calcext:value-type="float">
            <text:p>0.000000125</text:p>
          </table:table-cell>
          <table:table-cell office:value-type="string" calcext:value-type="string">
            <text:p>Europa</text:p>
          </table:table-cell>
          <table:table-cell/>
          <table:table-cell table:style-name="ce1" table:number-columns-repeated="3"/>
        </table:table-row>
        <table:table-row table:style-name="ro1">
          <table:table-cell table:number-columns-repeated="7"/>
          <table:table-cell table:formula="of:=[.H20]^2" office:value-type="float" office:value="0.0004" calcext:value-type="float">
            <text:p>0.0004</text:p>
          </table:table-cell>
          <table:table-cell table:formula="of:=[.I20]^3" office:value-type="float" office:value="0.000000343" calcext:value-type="float">
            <text:p>0.000000343</text:p>
          </table:table-cell>
          <table:table-cell office:value-type="string" calcext:value-type="string">
            <text:p>Ganymede</text:p>
          </table:table-cell>
          <table:table-cell/>
          <table:table-cell table:style-name="ce1" table:number-columns-repeated="3"/>
        </table:table-row>
        <table:table-row table:style-name="ro1">
          <table:table-cell table:number-columns-repeated="7"/>
          <table:table-cell table:formula="of:=[.H21]^2" office:value-type="float" office:value="0.002116" calcext:value-type="float">
            <text:p>0.002116</text:p>
          </table:table-cell>
          <table:table-cell table:formula="of:=[.I21]^3" office:value-type="float" office:value="0.000002197" calcext:value-type="float">
            <text:p>0.000002197</text:p>
          </table:table-cell>
          <table:table-cell office:value-type="string" calcext:value-type="string">
            <text:p>Callist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23:49.819880047</meta:creation-date>
    <dc:date>2023-01-09T20:27:41.593327097</dc:date>
    <meta:editing-duration>PT1H3M52S</meta:editing-duration>
    <meta:editing-cycles>1</meta:editing-cycles>
    <meta:generator>LibreOffice/7.4.3.2$Linux_X86_64 LibreOffice_project/40$Build-2</meta:generator>
    <meta:document-statistic meta:table-count="1" meta:cell-count="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gradient-name="Blank_20_with_20_Gray" draw:gradient-step-count="0" draw:fill-hatch-name="Red_20_90_20_Degrees_20_Crossed_20_1" draw:fill-image-name="Bitmap_20_1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D000000DD91EAE0FC84615028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uble_20_Dash" svg:stroke-width="0.051cm"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solid" draw:fill-color="#ffffff" draw:fill-gradient-name="Blank_20_with_20_Gray" draw:gradient-step-count="0" draw:fill-hatch-name="Black_20_0_20_Degrees" draw:fill-image-name="Bitmap_20_1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5cm" svg:height="12.108cm" xlink:href=".." xlink:type="simple" chart:class="chart:scatter" chart:style-name="ch1">
        <chart:plot-area chart:style-name="ch2" table:cell-range-address="Sheet1.H26:Sheet1.I30" chart:data-source-has-labels="row" svg:x="1.216cm" svg:y="0.301cm" svg:width="19.806cm" svg:height="10.106cm">
          <chart:coordinate-region svg:x="3.055cm" svg:y="0.474cm" svg:width="17.449cm" svg:height="9.339cm"/>
          <chart:axis chart:dimension="x" chart:name="primary-x" chart:style-name="ch3">
            <chart:title svg:x="8.161cm" svg:y="10.649cm" chart:style-name="ch4">
              <text:p>T^2 (Earth Years)</text:p>
            </chart:title>
            <chart:grid chart:style-name="ch5" chart:class="major"/>
          </chart:axis>
          <chart:axis chart:dimension="y" chart:name="primary-y" chart:style-name="ch3">
            <chart:title svg:x="0cm" svg:y="6.936cm" chart:style-name="ch6">
              <text:p>R^3 (AU)</text:p>
            </chart:title>
            <chart:grid chart:style-name="ch5" chart:class="major"/>
          </chart:axis>
          <chart:series chart:style-name="ch7" chart:values-cell-range-address="Sheet1.I27:Sheet1.I30" chart:label-cell-address="Sheet1.I26:Sheet1.I26" chart:class="chart:scatter">
            <chart:domain table:cell-range-address="Sheet1.H27:Sheet1.H30"/>
            <chart:regression-curve chart:style-name="ch8">
              <chart:equation chart:display-equation="true" chart:display-r-square="false"/>
            </chart:regression-curve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^3</text:p>
                <draw:g>
                  <svg:desc>Sheet1.I26:Sheet1.I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5">
                <text:p>0.000025</text:p>
                <draw:g>
                  <svg:desc>Sheet1.H27:Sheet1.H30</svg:desc>
                </draw:g>
              </table:table-cell>
              <table:table-cell office:value-type="float" office:value="0.000000027">
                <text:p>0.000000027</text:p>
                <draw:g>
                  <svg:desc>Sheet1.I27:Sheet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00000125">
                <text:p>0.000000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">
                <text:p>0.0004</text:p>
              </table:table-cell>
              <table:table-cell office:value-type="float" office:value="0.000000343">
                <text:p>0.000000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16">
                <text:p>0.002116</text:p>
              </table:table-cell>
              <table:table-cell office:value-type="float" office:value="0.000002197">
                <text:p>0.00000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uble_20_Dash" draw:display-name="Double Dash" draw:style="rect" draw:dots1="1" draw:dots1-length="800%" draw:distance="300%"/>
  </office:styles>
</office:document-styles>
</file>